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ce style:name="Lohit Devanagari1" svg:font-family="'Lohit Devanagari'"/>
    <style:font-face style:name="Menlo" svg:font-family="Menlo, Monaco, 'Courier New', Courier, monospace"/>
    <style:font-face style:name="arial" svg:font-family="arial, sans-serif"/>
    <style:font-face style:name="charter" svg:font-family="charter, Georgia, Cambria, 'Times New Roman', Times, serif"/>
    <style:font-face style:name="fell" svg:font-family="fell,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solid" style:text-underline-width="auto" style:text-underline-color="font-color" fo:font-weight="bold" officeooo:paragraph-rsid="001724e1" style:font-size-asian="15pt" style:font-weight-asian="bold" style:font-size-complex="15pt" style:font-weight-complex="bold"/>
    </style:style>
    <style:style style:name="P2" style:family="paragraph" style:parent-style-name="Heading_20_2">
      <style:paragraph-properties fo:margin-left="0in" fo:margin-right="0in" fo:orphans="2" fo:widows="2" fo:text-indent="0in" style:auto-text-indent="false"/>
      <style:text-properties fo:font-variant="normal" fo:text-transform="none" fo:color="#292929" style:font-name="sohne" fo:font-size="12pt" fo:letter-spacing="normal" fo:font-style="normal" style:text-underline-style="solid" style:text-underline-width="auto" style:text-underline-color="font-color" fo:font-weight="bold" officeooo:paragraph-rsid="001724e1" style:font-size-asian="12pt" style:font-weight-asian="bold" style:font-size-complex="12pt" style:font-weight-complex="bold"/>
    </style:style>
    <style:style style:name="P3" style:family="paragraph" style:parent-style-name="Heading_20_2">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solid" style:text-underline-width="auto" style:text-underline-color="font-color" fo:font-weight="bold" officeooo:paragraph-rsid="001724e1" style:font-size-asian="15pt" style:font-weight-asian="bold" style:font-size-complex="15pt" style:font-weight-complex="bold"/>
    </style:style>
    <style:style style:name="P4" style:family="paragraph" style:parent-style-name="Heading_20_2">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solid" style:text-underline-width="auto" style:text-underline-color="font-color" fo:font-weight="bold" officeooo:rsid="00208d30" officeooo:paragraph-rsid="001724e1" style:font-size-asian="15pt" style:font-weight-asian="bold" style:font-size-complex="15pt" style:font-weight-complex="bold"/>
    </style:style>
    <style:style style:name="P5" style:family="paragraph" style:parent-style-name="Heading_20_2">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solid" style:text-underline-width="auto" style:text-underline-color="font-color" fo:font-weight="bold" officeooo:rsid="00208d30" officeooo:paragraph-rsid="00208d30" style:font-size-asian="15pt" style:font-weight-asian="bold" style:font-size-complex="15pt" style:font-weight-complex="bold"/>
    </style:style>
    <style:style style:name="P6" style:family="paragraph" style:parent-style-name="Heading_20_2">
      <style:paragraph-properties fo:margin-top="0in" fo:margin-bottom="0in" loext:contextual-spacing="false" fo:line-height="138%" style:writing-mode="lr-tb"/>
      <style:text-properties fo:font-variant="normal" fo:text-transform="none" fo:color="#292929" style:text-line-through-style="none" style:text-line-through-type="none" style:font-name="sohne" fo:font-size="16.5pt" fo:letter-spacing="normal" fo:font-style="normal" style:text-underline-style="none" fo:font-weight="normal" style:text-blinking="false" fo:background-color="#f2f2f2"/>
    </style:style>
    <style:style style:name="P7" style:family="paragraph" style:parent-style-name="Standard">
      <style:paragraph-properties fo:margin-left="0in" fo:margin-right="0in" fo:orphans="2" fo:widows="2" fo:text-indent="0in" style:auto-text-indent="false"/>
      <style:text-properties fo:font-variant="normal" fo:text-transform="none" fo:color="#202124" style:font-name="arial" fo:font-size="12pt" fo:letter-spacing="normal" fo:font-style="normal" fo:font-weight="normal" officeooo:rsid="001724e1" officeooo:paragraph-rsid="001724e1" style:font-weight-asian="normal" style:font-weight-complex="normal"/>
    </style:style>
    <style:style style:name="P8" style:family="paragraph" style:parent-style-name="Standard">
      <style:paragraph-properties fo:margin-left="0in" fo:margin-right="0in" fo:orphans="2" fo:widows="2" fo:text-indent="0in" style:auto-text-indent="false"/>
      <style:text-properties fo:font-variant="normal" fo:text-transform="none" fo:color="#202124" style:font-name="arial" fo:font-size="12pt" fo:letter-spacing="normal" fo:font-style="normal" style:text-underline-style="solid" style:text-underline-width="auto" style:text-underline-color="font-color" fo:font-weight="bold" style:font-weight-asian="bold" style:font-weight-complex="bold"/>
    </style:style>
    <style:style style:name="P9" style:family="paragraph" style:parent-style-name="Standard">
      <style:paragraph-properties fo:margin-left="0in" fo:margin-right="0in" fo:orphans="2" fo:widows="2" fo:text-indent="0in" style:auto-text-indent="false"/>
      <style:text-properties officeooo:paragraph-rsid="001724e1"/>
    </style:style>
    <style:style style:name="P10" style:family="paragraph" style:parent-style-name="Standard">
      <style:paragraph-properties fo:margin-left="0in" fo:margin-right="0in" fo:orphans="2" fo:widows="2" fo:text-indent="0in" style:auto-text-indent="false"/>
      <style:text-properties fo:font-weight="bold" officeooo:paragraph-rsid="001724e1" style:font-weight-asian="bold" style:font-weight-complex="bold"/>
    </style:style>
    <style:style style:name="P11" style:family="paragraph" style:parent-style-name="Standard" style:list-style-name="L1">
      <style:paragraph-properties fo:margin-left="0in" fo:margin-right="0in" fo:margin-top="0in" fo:margin-bottom="0in" loext:contextual-spacing="false" fo:orphans="2" fo:widows="2" fo:text-indent="0in" style:auto-text-indent="false" fo:padding="0in" fo:border="none"/>
      <style:text-properties officeooo:paragraph-rsid="001724e1"/>
    </style:style>
    <style:style style:name="P12" style:family="paragraph" style:parent-style-name="Standard" style:list-style-name="L2">
      <style:paragraph-properties fo:margin-left="0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charter" fo:font-size="10pt" fo:letter-spacing="normal" fo:font-style="normal" fo:font-weight="normal" officeooo:paragraph-rsid="001724e1" style:font-size-asian="10pt" style:font-size-complex="10pt"/>
    </style:style>
    <style:style style:name="P13" style:family="paragraph" style:parent-style-name="Text_20_body">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solid" style:text-underline-width="auto" style:text-underline-color="font-color" fo:font-weight="bold" officeooo:paragraph-rsid="001724e1" style:font-size-asian="15pt" style:font-weight-asian="bold" style:font-size-complex="15pt" style:font-weight-complex="bold"/>
    </style:style>
    <style:style style:name="P14" style:family="paragraph" style:parent-style-name="Text_20_body">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solid" style:text-underline-width="auto" style:text-underline-color="font-color" fo:font-weight="bold" officeooo:rsid="00208d30" officeooo:paragraph-rsid="00208d30" style:font-size-asian="15pt" style:font-weight-asian="bold" style:font-size-complex="15pt" style:font-weight-complex="bold"/>
    </style:style>
    <style:style style:name="P15" style:family="paragraph" style:parent-style-name="Text_20_body">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none" fo:font-weight="normal" officeooo:paragraph-rsid="001724e1" style:font-size-asian="15pt" style:font-weight-asian="normal" style:font-size-complex="15pt" style:font-weight-complex="normal"/>
    </style:style>
    <style:style style:name="P16" style:family="paragraph" style:parent-style-name="Text_20_body">
      <style:paragraph-properties fo:margin-left="0in" fo:margin-right="0in" fo:orphans="2" fo:widows="2" fo:text-indent="0in" style:auto-text-indent="false"/>
      <style:text-properties fo:font-variant="normal" fo:text-transform="none" fo:color="#292929" style:font-name="sohne" fo:font-size="15pt" fo:letter-spacing="normal" fo:font-style="normal" style:text-underline-style="none" fo:font-weight="normal" officeooo:rsid="00208d30" officeooo:paragraph-rsid="001724e1" style:font-size-asian="15pt" style:font-weight-asian="normal" style:font-size-complex="15pt" style:font-weight-complex="normal"/>
    </style:style>
    <style:style style:name="P1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charter" fo:font-size="15.75pt" fo:font-style="normal" fo:font-weight="normal"/>
    </style:style>
    <style:style style:name="P18" style:family="paragraph" style:parent-style-name="Text_20_body">
      <style:paragraph-properties fo:margin-left="0in" fo:margin-right="0in" fo:orphans="2" fo:widows="2" fo:text-indent="0in" style:auto-text-indent="false"/>
      <style:text-properties fo:font-variant="normal" fo:text-transform="none" fo:color="#292929" style:font-name="charter" fo:font-size="15.75pt" fo:letter-spacing="normal" fo:font-style="normal" style:text-underline-style="none" fo:font-weight="normal" officeooo:paragraph-rsid="001724e1" style:font-size-asian="14pt" style:font-weight-asian="normal" style:font-size-complex="14pt" style:font-weight-complex="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292929" style:font-name="charter" fo:font-size="13pt" fo:letter-spacing="normal" fo:font-style="normal" style:text-underline-style="none" fo:font-weight="normal" officeooo:paragraph-rsid="001724e1" style:font-size-asian="13pt" style:font-weight-asian="bold" style:font-size-complex="13pt" style:font-weight-complex="bold"/>
    </style:style>
    <style:style style:name="P20" style:family="paragraph" style:parent-style-name="Text_20_body">
      <style:paragraph-properties fo:margin-left="0in" fo:margin-right="0in" fo:orphans="2" fo:widows="2" fo:text-indent="0in" style:auto-text-indent="false"/>
      <style:text-properties fo:font-variant="normal" fo:text-transform="none" fo:color="#292929" style:font-name="charter" fo:font-size="12pt" fo:letter-spacing="normal" fo:font-style="normal" style:text-underline-style="none" fo:font-weight="normal" officeooo:paragraph-rsid="001724e1"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292929" style:font-name="charter" fo:font-size="14pt" fo:letter-spacing="normal" fo:font-style="normal" style:text-underline-style="none" fo:font-weight="normal" officeooo:paragraph-rsid="001724e1" style:font-size-asian="14pt" style:font-weight-asian="normal" style:font-size-complex="14pt" style:font-weight-complex="normal"/>
    </style:style>
    <style:style style:name="P22" style:family="paragraph" style:parent-style-name="Text_20_body">
      <style:paragraph-properties fo:margin-left="0in" fo:margin-right="0in" fo:orphans="2" fo:widows="2" fo:text-indent="0in" style:auto-text-indent="false"/>
      <style:text-properties fo:font-variant="normal" fo:text-transform="none" fo:color="#292929" style:text-line-through-style="none" style:text-line-through-type="none" style:font-name="Courier New" fo:font-size="12pt" fo:letter-spacing="normal" fo:font-style="normal" style:text-underline-style="none" fo:font-weight="normal" officeooo:paragraph-rsid="001724e1" style:text-blinking="false" fo:background-color="#f2f2f2" style:font-size-asian="13pt" style:font-weight-asian="bold" style:font-size-complex="13pt" style:font-weight-complex="bold"/>
    </style:style>
    <style:style style:name="P23" style:family="paragraph" style:parent-style-name="Text_20_body">
      <style:paragraph-properties fo:margin-left="0in" fo:margin-right="0in" style:line-height-at-least="0.3335in" fo:orphans="2" fo:widows="2" fo:text-indent="0in" style:auto-text-indent="false"/>
      <style:text-properties fo:font-variant="normal" fo:text-transform="none" fo:color="#202124" style:font-name="arial" fo:font-size="12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4" style:family="paragraph" style:parent-style-name="Text_20_body">
      <style:paragraph-properties fo:margin-left="0in" fo:margin-right="0in" style:line-height-at-least="0.3335in" fo:orphans="2" fo:widows="2" fo:text-indent="0in" style:auto-text-indent="false"/>
      <style:text-properties fo:font-variant="normal" fo:text-transform="none" fo:color="#202124" style:font-name="arial" fo:font-size="12pt" fo:letter-spacing="normal" fo:font-style="normal" style:text-underline-style="none" fo:font-weight="normal" style:font-size-asian="10pt" style:font-weight-asian="bold" style:font-size-complex="10pt" style:font-weight-complex="bold"/>
    </style:style>
    <style:style style:name="P25" style:family="paragraph" style:parent-style-name="Text_20_body">
      <style:paragraph-properties fo:margin-left="0in" fo:margin-right="0in" fo:orphans="2" fo:widows="2" fo:text-indent="0in" style:auto-text-indent="false"/>
      <style:text-properties fo:font-variant="normal" fo:text-transform="none" fo:color="#757575" style:font-name="fell" fo:font-size="12pt" fo:letter-spacing="normal" fo:font-style="normal" style:text-underline-style="none" fo:font-weight="normal" officeooo:paragraph-rsid="001724e1" style:font-size-asian="12pt" style:font-weight-asian="bold" style:font-size-complex="12pt" style:font-weight-complex="bold"/>
    </style:style>
    <style:style style:name="P26" style:family="paragraph" style:parent-style-name="Text_20_body">
      <style:paragraph-properties fo:margin-left="0in" fo:margin-right="0in" fo:orphans="2" fo:widows="2" fo:text-indent="0in" style:auto-text-indent="false"/>
      <style:text-properties fo:font-variant="normal" fo:text-transform="none" fo:color="#757575" style:font-name="fell" fo:font-size="14pt" fo:letter-spacing="normal" fo:font-style="normal" style:text-underline-style="none" fo:font-weight="normal" officeooo:paragraph-rsid="001724e1" style:font-size-asian="14pt" style:font-weight-asian="normal" style:font-size-complex="14pt" style:font-weight-complex="normal"/>
    </style:style>
    <style:style style:name="P27" style:family="paragraph" style:parent-style-name="Text_20_body">
      <style:paragraph-properties fo:margin-left="0in" fo:margin-right="0in" fo:orphans="2" fo:widows="2" fo:text-indent="0in" style:auto-text-indent="false"/>
      <style:text-properties fo:font-variant="normal" fo:text-transform="none" fo:color="#4d5156" style:font-name="arial" fo:font-size="13pt" fo:letter-spacing="normal" fo:font-style="normal" style:text-underline-style="none" fo:font-weight="normal" officeooo:rsid="00208d30" officeooo:paragraph-rsid="001724e1" style:font-size-asian="13pt" style:font-weight-asian="bold" style:font-size-complex="13pt" style:font-weight-complex="bold"/>
    </style:style>
    <style:style style:name="P28" style:family="paragraph" style:parent-style-name="Text_20_body">
      <style:paragraph-properties fo:margin-left="0in" fo:margin-right="0in" fo:orphans="2" fo:widows="2" fo:text-indent="0in" style:auto-text-indent="false"/>
      <style:text-properties fo:font-variant="normal" fo:text-transform="none" fo:color="#4d5156" style:font-name="arial" fo:font-size="13pt" fo:letter-spacing="normal" fo:font-style="normal" style:text-underline-style="none" fo:font-weight="normal" officeooo:rsid="00208d30" officeooo:paragraph-rsid="00208d30" style:font-size-asian="13pt" style:font-weight-asian="bold" style:font-size-complex="13pt" style:font-weight-complex="bold"/>
    </style:style>
    <style:style style:name="P29" style:family="paragraph" style:parent-style-name="Text_20_body">
      <style:paragraph-properties fo:margin-left="0in" fo:margin-right="0in" style:line-height-at-least="0.3335in" fo:orphans="2" fo:widows="2" fo:text-indent="0in" style:auto-text-indent="false"/>
      <style:text-properties fo:font-size="10pt" style:font-size-asian="10pt" style:font-size-complex="10pt"/>
    </style:style>
    <style:style style:name="P30" style:family="paragraph" style:parent-style-name="Text_20_body">
      <style:paragraph-properties fo:margin-left="0in" fo:margin-right="0in" fo:orphans="2" fo:widows="2" fo:text-indent="0in" style:auto-text-indent="false"/>
      <style:text-properties fo:font-size="14pt" officeooo:paragraph-rsid="00208d30" style:font-size-asian="14pt" style:font-size-complex="14pt"/>
    </style:style>
    <style:style style:name="P31" style:family="paragraph" style:parent-style-name="Text_20_body" style:list-style-name="L3">
      <style:paragraph-properties fo:margin-left="0in" fo:margin-right="0in" fo:margin-top="0in" fo:margin-bottom="0.0417in" loext:contextual-spacing="false" fo:orphans="2" fo:widows="2" fo:text-indent="0in" style:auto-text-indent="false" fo:padding="0in" fo:border="none"/>
      <style:text-properties fo:font-variant="normal" fo:text-transform="none" fo:color="#202124" style:font-name="arial" fo:font-size="12pt" fo:letter-spacing="normal" fo:font-style="normal" fo:font-weight="normal"/>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292929" style:text-line-through-style="none" style:text-line-through-type="none" style:font-name="Courier New" fo:font-size="12pt" fo:font-style="normal" style:text-underline-style="none" fo:font-weight="normal" style:text-blinking="false" fo:background-color="#f2f2f2"/>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292929" style:text-line-through-style="none" style:text-line-through-type="none" style:text-underline-style="none" style:text-blinking="false" fo:background-color="#f2f2f2"/>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292929" style:text-line-through-style="none" style:text-line-through-type="none" style:text-underline-style="none" officeooo:rsid="001aa66c" officeooo:paragraph-rsid="001aa66c" style:text-blinking="false" fo:background-color="#f2f2f2"/>
    </style:style>
    <style:style style:name="P35" style:family="paragraph" style:parent-style-name="Text_20_body">
      <style:paragraph-properties fo:margin-top="0in" fo:margin-bottom="0in" loext:contextual-spacing="false" fo:line-height="138%" style:writing-mode="lr-tb"/>
    </style:style>
    <style:style style:name="P36" style:family="paragraph" style:parent-style-name="Text_20_body" style:list-style-name="L2">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charter" fo:font-size="10pt" fo:letter-spacing="normal" fo:font-style="normal" fo:font-weight="normal" style:font-size-asian="10pt" style:font-size-complex="10pt"/>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font-size="12pt" fo:letter-spacing="normal" fo:font-style="normal" fo:font-weight="normal" officeooo:rsid="001724e1" style:font-weight-asian="normal" style:font-weight-complex="normal"/>
    </style:style>
    <style:style style:name="T3" style:family="text">
      <style:text-properties fo:font-variant="normal" fo:text-transform="none" fo:color="#202124" style:font-name="arial" fo:font-size="12pt" fo:letter-spacing="normal" fo:font-style="normal" fo:font-weight="bold" officeooo:rsid="001724e1" style:font-weight-asian="bold" style:font-weight-complex="bold"/>
    </style:style>
    <style:style style:name="T4" style:family="text">
      <style:text-properties fo:font-variant="normal" fo:text-transform="none" fo:color="#202124" style:font-name="arial" fo:font-size="12pt" fo:letter-spacing="normal" fo:font-style="normal" style:text-underline-style="solid" style:text-underline-width="auto" style:text-underline-color="font-color" fo:font-weight="bold" officeooo:rsid="001724e1" style:font-size-asian="12pt" style:font-weight-asian="bold" style:font-size-complex="12pt" style:font-weight-complex="bold"/>
    </style:style>
    <style:style style:name="T5" style:family="text">
      <style:text-properties fo:font-variant="normal" fo:text-transform="none" fo:color="#202124" style:font-name="arial" fo:font-size="10pt" fo:letter-spacing="normal" fo:font-style="normal" fo:font-weight="normal" style:font-size-asian="10pt" style:font-size-complex="10pt"/>
    </style:style>
    <style:style style:name="T6" style:family="text">
      <style:text-properties fo:font-variant="normal" fo:text-transform="none" fo:color="#202124" style:font-name="arial" fo:font-size="10pt" fo:letter-spacing="normal" fo:font-style="normal" style:font-size-asian="10pt" style:font-size-complex="10pt"/>
    </style:style>
    <style:style style:name="T7" style:family="text">
      <style:text-properties fo:font-variant="normal" fo:text-transform="none" fo:color="#202124" style:font-name="arial" fo:letter-spacing="normal" fo:font-style="normal"/>
    </style:style>
    <style:style style:name="T8" style:family="text">
      <style:text-properties fo:font-variant="normal" fo:text-transform="none" fo:color="#202124" style:font-name="arial" fo:letter-spacing="normal" fo:font-style="normal" fo:font-weight="normal"/>
    </style:style>
    <style:style style:name="T9" style:family="text">
      <style:text-properties fo:font-variant="normal" fo:text-transform="none" fo:color="#202124" style:font-name="arial" fo:letter-spacing="normal" fo:font-style="normal" fo:font-weight="normal" style:font-weight-asian="normal" style:font-weight-complex="normal"/>
    </style:style>
    <style:style style:name="T10" style:family="text">
      <style:text-properties fo:font-variant="normal" fo:text-transform="none" fo:color="#202124" style:font-name="arial" fo:letter-spacing="normal" fo:font-style="normal" style:text-underline-style="none" fo:font-weight="normal" style:font-weight-asian="normal" style:font-weight-complex="normal"/>
    </style:style>
    <style:style style:name="T11" style:family="text">
      <style:text-properties fo:font-variant="normal" fo:text-transform="none" fo:color="#202124" style:font-name="sohne" fo:font-size="15pt" fo:letter-spacing="normal" fo:font-style="normal" style:text-underline-style="solid" style:text-underline-width="auto" style:text-underline-color="font-color" fo:font-weight="bold" officeooo:rsid="00208d30" style:font-size-asian="15pt" style:font-weight-asian="bold" style:font-size-complex="15pt" style:font-weight-complex="bold"/>
    </style:style>
    <style:style style:name="T12" style:family="text">
      <style:text-properties fo:font-variant="normal" fo:text-transform="none" fo:color="#202124" style:font-name="sohne" fo:letter-spacing="normal" fo:font-style="normal" style:text-underline-style="solid" style:text-underline-width="auto" style:text-underline-color="font-color" fo:font-weight="bold" officeooo:rsid="00208d30" style:font-weight-asian="bold" style:font-weight-complex="bold"/>
    </style:style>
    <style:style style:name="T13" style:family="text">
      <style:text-properties fo:font-variant="normal" fo:text-transform="none" fo:color="#202124" style:font-name="sohne" fo:letter-spacing="normal" fo:font-style="normal" style:text-underline-style="solid" style:text-underline-width="auto" style:text-underline-color="font-color" fo:font-weight="normal" officeooo:rsid="00208d30" style:font-weight-asian="normal" style:font-weight-complex="normal"/>
    </style:style>
    <style:style style:name="T14" style:family="text">
      <style:text-properties fo:font-variant="normal" fo:text-transform="none" fo:color="#202124" style:font-name="sohne" fo:letter-spacing="normal" fo:font-style="normal" style:text-underline-style="none" fo:font-weight="normal" officeooo:rsid="00208d30" style:font-weight-asian="normal" style:font-weight-complex="normal"/>
    </style:style>
    <style:style style:name="T15" style:family="text">
      <style:text-properties fo:font-variant="normal" fo:text-transform="none" fo:color="#292929" style:font-name="charter" fo:font-style="normal"/>
    </style:style>
    <style:style style:name="T16" style:family="text">
      <style:text-properties fo:font-variant="normal" fo:text-transform="none" fo:color="#292929" style:font-name="charter" fo:font-style="normal" fo:font-weight="normal"/>
    </style:style>
    <style:style style:name="T17" style:family="text">
      <style:text-properties fo:font-variant="normal" fo:text-transform="none" fo:color="#292929" style:text-line-through-style="none" style:text-line-through-type="none" style:text-underline-style="none" style:text-blinking="false" fo:background-color="#f2f2f2" loext:char-shading-value="0"/>
    </style:style>
    <style:style style:name="T18" style:family="text">
      <style:text-properties fo:font-variant="normal" fo:text-transform="none" fo:color="#292929" style:text-line-through-style="none" style:text-line-through-type="none" style:font-name="Courier New" fo:font-size="12pt" fo:font-style="normal" style:text-underline-style="none" fo:font-weight="normal" style:text-blinking="false" fo:background-color="#f2f2f2" loext:char-shading-value="0"/>
    </style:style>
    <style:style style:name="T19" style:family="text">
      <style:text-properties fo:font-variant="normal" fo:text-transform="none" fo:color="#292929" style:font-name="Menlo" fo:font-size="12pt" fo:letter-spacing="normal" fo:font-style="normal" fo:font-weight="normal"/>
    </style:style>
    <style:style style:name="T20" style:family="text">
      <style:text-properties fo:color="#202124"/>
    </style:style>
    <style:style style:name="T21" style:family="text">
      <style:text-properties fo:color="#202124" style:font-name="arial"/>
    </style:style>
    <style:style style:name="T22" style:family="text">
      <style:text-properties fo:color="#202124" style:font-name="arial" fo:font-size="10pt" style:font-size-asian="10pt" style:font-size-complex="10pt"/>
    </style:style>
    <style:style style:name="T23" style:family="text">
      <style:text-properties fo:color="#202124" style:font-name="arial" officeooo:rsid="001724e1" style:font-weight-asian="normal" style:font-weight-complex="normal"/>
    </style:style>
    <style:style style:name="T24" style:family="text">
      <style:text-properties fo:color="#202124" style:font-name="arial" fo:font-size="11pt" officeooo:rsid="001724e1" style:font-size-asian="11pt" style:font-weight-asian="normal" style:font-size-complex="11pt" style:font-weight-complex="normal"/>
    </style:style>
    <style:style style:name="T25" style:family="text">
      <style:text-properties fo:color="#202124" style:font-name="arial" fo:font-size="12pt"/>
    </style:style>
    <style:style style:name="T26" style:family="text">
      <style:text-properties fo:color="#202124" style:font-name="arial" fo:font-size="14pt" style:font-size-asian="14pt" style:font-size-complex="14pt"/>
    </style:style>
    <style:style style:name="T27" style:family="text">
      <style:text-properties fo:color="#292929" style:font-name="charter"/>
    </style:style>
    <style:style style:name="T28" style:family="text">
      <style:text-properties style:font-name="Courier New" fo:font-size="12pt"/>
    </style:style>
    <style:style style:name="T29" style:family="text">
      <style:text-properties style:font-name="Courier New" fo:font-size="12pt" fo:font-style="normal" fo:font-weight="normal"/>
    </style:style>
    <style:style style:name="T30" style:family="text">
      <style:text-properties style:font-name="Courier New" fo:font-size="12pt" fo:font-style="normal" fo:font-weight="normal" officeooo:rsid="001aa66c"/>
    </style:style>
    <style:style style:name="T31" style:family="text">
      <style:text-properties style:font-name="Menlo" fo:font-size="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hat is the principle of SOLID?</text:p>
      <text:p text:style-name="P7"/>
      <text:p text:style-name="P9"><text:span text:style-name="T3">Answer:</text:span><text:span text:style-name="T2"> </text:span><text:span text:style-name="T5">SOLID is a popular set of design principles that are used in object-oriented software development. SOLID is an acronym that stands for five key design principles: single responsibility principle, open-closed principle, Liskov substitution principle, interface segregation principle, and dependency inversion principle.</text:span></text:p>
      <text:p text:style-name="P9"><text:span text:style-name="T5"/></text:p>
      <text:h text:style-name="P2" text:outline-level="2"><text:bookmark text:name="6bef"/><text:span text:style-name="T21">What Problem these S.O.L.I.D principles solved?</text:span></text:h>
      <text:list xml:id="list2262187408" text:style-name="L1">
        <text:list-header>
          <text:p text:style-name="P11"><text:span text:style-name="T4"/></text:p>
          <text:p text:style-name="P11"><text:span text:style-name="T3">Answer:</text:span><text:bookmark text:name="01ad"/></text:p>
        </text:list-header>
        <text:list-item text:style-override="L2">
          <text:p text:style-name="P36"><text:bookmark text:name="59f9"/><text:s/>Re-reading the code multiple times to get to the part you need to change</text:p>
        </text:list-item>
        <text:list-item text:style-override="L2">
          <text:p text:style-name="P36"><text:bookmark text:name="b268"/><text:s/>Hard to understand what the method does. jumping multiple methods of the same name</text:p>
        </text:list-item>
        <text:list-item text:style-override="L2">
          <text:p text:style-name="P36"><text:bookmark text:name="1f85"/><text:s/>spending a lot more time to fix a minor bug.</text:p>
          <text:p text:style-name="P12"><text:span text:style-name="T23"><text:s text:c="9"/>4. </text:span><text:span text:style-name="T24">working with the legacy code.</text:span></text:p>
        </text:list-item>
      </text:list>
      <text:p text:style-name="P29"><text:bookmark text:name="9ca1"/><text:span text:style-name="T16">Basically, we spend a lot more time reading than writing code.</text:span></text:p>
      <text:p text:style-name="P29"><text:span text:style-name="T16"/></text:p>
      <text:p text:style-name="P23"><text:span text:style-name="T27">The SOLID principles of Object Oriented Design include these five principles:</text:span></text:p>
      <text:p text:style-name="P24"><text:span text:style-name="T27">SRP - Single Responsibility Principle.</text:span></text:p>
      <text:list xml:id="list2677000013" text:style-name="L3">
        <text:list-item>
          <text:p text:style-name="P31">OCP - Open/Closed Principle.</text:p>
        </text:list-item>
        <text:list-item>
          <text:p text:style-name="P31">LSP - Liskov Substitution Principle.</text:p>
        </text:list-item>
        <text:list-item>
          <text:p text:style-name="P31">ISP - Interface Segregation Principle.</text:p>
        </text:list-item>
        <text:list-item>
          <text:p text:style-name="P31">DIP - Dependency Inversion Principle.</text:p>
        </text:list-item>
      </text:list>
      <text:p text:style-name="P23"><text:span text:style-name="T16"/></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h text:style-name="P1" text:outline-level="1"><text:bookmark text:name="8ba6"/><text:soft-page-break/><text:span text:style-name="T21">1. Single Responsibility principle.</text:span></text:h>
      <text:p text:style-name="P13"><text:span text:style-name="T21"/></text:p>
      <text:p text:style-name="P25"><text:span text:style-name="T21">As it’s clear from its name single responsible. A class should only be responsible for one thing that means a class could change for only one reason.</text:span></text:p>
      <text:p text:style-name="P25"><text:span text:style-name="T21"/></text:p>
      <text:p text:style-name="P19"><text:span text:style-name="T21">Let’s first see the bad practise in which maintenance is not pleasant. Because of all the things in one single place validation, getRequest, painting.</text:span></text:p>
      <text:p text:style-name="P19"><text:span text:style-name="T21"/></text:p>
      <text:p text:style-name="P22"><text:bookmark text:name="docs-internal-guid-d4bcd702-7fff-b3e2-c663-6592d9b10e82"/>class Result</text:p>
      <text:p text:style-name="P32">{</text:p>
      <text:p text:style-name="P32">checkResult(int rollno)</text:p>
      <text:p text:style-name="P33"> <text:span text:style-name="T29">{</text:span></text:p>
      <text:p text:style-name="P33">   <text:span text:style-name="T29">bool isRollnoValidate = isRollnovalidate();</text:span></text:p>
      <text:p text:style-name="P33">   <text:span text:style-name="T29">if(isRollnoValidate)</text:span></text:p>
      <text:p text:style-name="P35"><text:span text:style-name="T17">   </text:span><text:span text:style-name="T18">{</text:span></text:p>
      <text:p text:style-name="P33">     <text:span text:style-name="T29">ResultModel resultModel = searchResult();</text:span></text:p>
      <text:p text:style-name="P33">     <text:span text:style-name="T29">showResult(resultModel);</text:span></text:p>
      <text:p text:style-name="P33">   <text:span text:style-name="T29">}</text:span></text:p>
      <text:p text:style-name="P33">   <text:span text:style-name="T29">else{</text:span></text:p>
      <text:p text:style-name="P33">     <text:span text:style-name="T29">return "Invalid rollno";</text:span></text:p>
      <text:p text:style-name="P35"><text:span text:style-name="T17">   </text:span><text:span text:style-name="T18">}</text:span></text:p>
      <text:p text:style-name="P33"> <text:span text:style-name="T29">}</text:span></text:p>
      <text:p text:style-name="P32">isRollnovalidate()</text:p>
      <text:p text:style-name="P35"><text:span text:style-name="T17"> </text:span><text:span text:style-name="T18">{</text:span></text:p>
      <text:p text:style-name="P33">   <text:span text:style-name="T29">return true;</text:span></text:p>
      <text:p text:style-name="P33"> <text:span text:style-name="T29">}</text:span></text:p>
      <text:p text:style-name="P32">// get request</text:p>
      <text:p text:style-name="P33"> <text:span text:style-name="T29">searchResult()</text:span></text:p>
      <text:p text:style-name="P33"> <text:span text:style-name="T29">{</text:span></text:p>
      <text:p text:style-name="P33">   <text:span text:style-name="T29">// return result;</text:span></text:p>
      <text:p text:style-name="P33"> <text:span text:style-name="T29">}</text:span></text:p>
      <text:p text:style-name="P32">//painting</text:p>
      <text:p text:style-name="P32">showResult(ResultModel model)</text:p>
      <text:p text:style-name="P33"> <text:span text:style-name="T29">{// show result in pleasant way</text:span><text:span text:style-name="T30">}</text:span></text:p>
      <text:p text:style-name="P34"><text:span text:style-name="T30">}</text:span></text:p>
      <text:h text:style-name="P6" text:outline-level="2"><text:bookmark text:name="5a11"/><text:soft-page-break/><text:span text:style-name="T28">After applying the Single Responsibility principle</text:span></text:h>
      <text:p text:style-name="P17"><text:bookmark text:name="4977"/>Now the developer can focus on the desired functionality.</text:p>
      <text:p text:style-name="P32"><text:span text:style-name="T29"/></text:p>
      <text:p text:style-name="Text_20_body"><text:span text:style-name="T19">class Result {</text:span><text:line-break/><text:span text:style-name="T19">checkResult(int rollno) {</text:span><text:line-break/><text:span text:style-name="T19">bool isRollnoValidate = Validate().isRollnovalidate();</text:span><text:line-break/><text:span text:style-name="T19">if (isRollnoValidate) {</text:span><text:line-break/><text:span text:style-name="T19">ResultModel resultModel = NetworkApi().searchResult();</text:span><text:line-break/><text:span text:style-name="T19">Printing().showResult(resultModel);</text:span><text:line-break/><text:span text:style-name="T19">} else {</text:span><text:line-break/><text:span text:style-name="T19">return "Invalid rollno";</text:span><text:line-break/><text:span text:style-name="T19">}</text:span><text:line-break/><text:span text:style-name="T19">}</text:span><text:line-break/><text:span text:style-name="T19">}</text:span><text:line-break/><text:span text:style-name="T19">class Validate {</text:span><text:line-break/><text:span text:style-name="T19">// this is responsible for validate</text:span><text:line-break/><text:span text:style-name="T19">isRollnovalidate() {</text:span><text:line-break/><text:span text:style-name="T19">return true;</text:span><text:line-break/><text:span text:style-name="T19">}</text:span><text:line-break/><text:span text:style-name="T19">}</text:span><text:line-break/><text:line-break/><text:span text:style-name="T19">class ResultModel {}</text:span><text:line-break/><text:line-break/><text:span text:style-name="T19">class Printing {</text:span><text:line-break/><text:span text:style-name="T19">// this class is responsible for printing</text:span><text:line-break/><text:span text:style-name="T19">showResult(ResultModel model) {</text:span><text:line-break/><text:span text:style-name="T19">// show result in pleasant way</text:span><text:line-break/><text:span text:style-name="T19">}</text:span><text:line-break/><text:span text:style-name="T19">}</text:span><text:line-break/><text:line-break/><text:span text:style-name="T19">class NetworkApi {</text:span><text:line-break/><text:span text:style-name="T19">// this class is responsible for fetching result</text:span><text:line-break/><text:span text:style-name="T19">searchResult() {</text:span><text:line-break/><text:span text:style-name="T19">return ResultModel();</text:span><text:line-break/><text:span text:style-name="T19">}</text:span><text:line-break/><text:span text:style-name="T19">}</text:span><text:line-break/></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h text:style-name="P3" text:outline-level="2"><text:bookmark text:name="cdf4"/><text:soft-page-break/><text:span text:style-name="T21">2. OPEN-CLOSED PRINCIPLE</text:span></text:h>
      <text:p text:style-name="P13"><text:span text:style-name="T21"/></text:p>
      <text:p text:style-name="P26"><text:span text:style-name="T21">An entity should be open for extensions but closed for modification.</text:span></text:p>
      <text:p text:style-name="P20"><text:span text:style-name="T21">It states that for good practise you should be able to add new features without modifying the existing code.</text:span></text:p>
      <text:p text:style-name="P26"><text:span text:style-name="T21"/></text:p>
      <text:p text:style-name="P18"><text:span text:style-name="T21">Let’s first see the bad practice. In this, if we need to mechanical branch result feature then we need to edit the existing code.</text:span></text:p>
      <text:p text:style-name="P18"><text:span text:style-name="T21"/></text:p>
      <text:p text:style-name="P18"><text:span text:style-name="T31">class Result</text:span><text:span text:style-name="T21"><text:line-break/></text:span><text:span text:style-name="T31">{</text:span><text:span text:style-name="T21"><text:line-break/></text:span><text:span text:style-name="T31">mechanicalCheckResult()</text:span><text:span text:style-name="T21"><text:line-break/></text:span><text:span text:style-name="T31">{</text:span><text:span text:style-name="T21"><text:line-break/></text:span><text:span text:style-name="T31">// some code </text:span><text:span text:style-name="T21"><text:line-break/></text:span><text:span text:style-name="T31">}</text:span><text:span text:style-name="T21"><text:line-break/><text:line-break/></text:span><text:span text:style-name="T31">civilCheckResult()</text:span><text:span text:style-name="T21"><text:line-break/></text:span><text:span text:style-name="T31">{</text:span><text:span text:style-name="T21"><text:line-break/></text:span><text:span text:style-name="T31">// some code </text:span><text:span text:style-name="T21"><text:line-break/></text:span><text:span text:style-name="T31">}</text:span><text:span text:style-name="T21"><text:line-break/><text:line-break/></text:span><text:span text:style-name="T31">}</text:span><text:span text:style-name="T25"><text:tab/></text:span></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18"><text:span text:style-name="T25"/></text:p>
      <text:p text:style-name="P21"><text:soft-page-break/><text:span text:style-name="T21">After applying Open CLOSED PRINCIPLE. In this, we create a class for adding new functionality.</text:span></text:p>
      <text:p text:style-name="P18"><text:span text:style-name="T31">abstract class Result {</text:span><text:span text:style-name="T25"><text:line-break/></text:span><text:span text:style-name="T31">checkResult();</text:span><text:span text:style-name="T25"><text:line-break/></text:span><text:span text:style-name="T31">}</text:span><text:span text:style-name="T25"><text:line-break/><text:line-break/></text:span><text:span text:style-name="T31">class ComputerScience implements Result {</text:span><text:span text:style-name="T25"><text:line-break/></text:span><text:span text:style-name="T31">@override</text:span><text:span text:style-name="T25"><text:line-break/></text:span><text:span text:style-name="T31">checkResult() {</text:span><text:span text:style-name="T25"><text:line-break/></text:span><text:span text:style-name="T31">// some code</text:span><text:span text:style-name="T25"><text:line-break/></text:span><text:span text:style-name="T31">}</text:span><text:span text:style-name="T25"><text:line-break/></text:span><text:span text:style-name="T31">}</text:span><text:span text:style-name="T25"><text:line-break/><text:line-break/></text:span><text:span text:style-name="T31">class Civil implements Result {</text:span><text:span text:style-name="T25"><text:line-break/></text:span><text:span text:style-name="T31">@override</text:span><text:span text:style-name="T25"><text:line-break/></text:span><text:span text:style-name="T31">checkResult() {</text:span><text:span text:style-name="T25"><text:line-break/></text:span><text:span text:style-name="T31">// some code</text:span><text:span text:style-name="T25"><text:line-break/></text:span><text:span text:style-name="T31">}</text:span><text:span text:style-name="T25"><text:line-break/></text:span><text:span text:style-name="T31">}</text:span><text:span text:style-name="T25"><text:line-break/><text:line-break/></text:span><text:span text:style-name="T31">class Mechanical implements Result {</text:span><text:span text:style-name="T25"><text:line-break/></text:span><text:span text:style-name="T31">@override</text:span><text:span text:style-name="T25"><text:line-break/></text:span><text:span text:style-name="T31">checkResult() {</text:span><text:span text:style-name="T25"><text:line-break/></text:span><text:span text:style-name="T31">// some code</text:span><text:span text:style-name="T25"><text:line-break/></text:span><text:span text:style-name="T31">}</text:span><text:span text:style-name="T25"><text:line-break/></text:span><text:span text:style-name="T31">}</text:span></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h text:style-name="P3" text:outline-level="2"><text:bookmark text:name="5fdf"/><text:soft-page-break/><text:span text:style-name="T21">3. Liskov Substitution Principle</text:span></text:h>
      <text:p text:style-name="P15"><text:span text:style-name="T25">The Liskov Substitution Principle in practical software development. The principle defines that objects of a superclass shall be replaceable with objects of its subclasses without breaking the application. That requires the objects of your subclasses to behave in the same way as the objects of your superclass.</text:span></text:p>
      <text:p text:style-name="P16"><text:span text:style-name="T26"/></text:p>
      <text:p text:style-name="P16"><text:span text:style-name="T26"/></text:p>
      <text:h text:style-name="P4" text:outline-level="2"><text:bookmark text:name="c790"/><text:span text:style-name="T21">4. Interface Segregation Principle:</text:span></text:h>
      <text:p text:style-name="P27"><text:span text:style-name="T20">In the field of software engineering, the interface-segregation principle states that no client should be forced to depend on methods it does not use. ISP splits interfaces that are very large into smaller and more specific ones so that clients will only have to know about the methods that are of interest to them.</text:span></text:p>
      <text:p text:style-name="P27"><text:span text:style-name="T21"/></text:p>
      <text:h text:style-name="P5" text:outline-level="2"><text:bookmark text:name="dc62"/><text:span text:style-name="T20">5. Dependency Inversion Principle: </text:span></text:h>
      <text:p text:style-name="P14"><text:span text:style-name="T20"/></text:p>
      <text:p text:style-name="P30"><text:span text:style-name="T14">I</text:span><text:span text:style-name="T10">n</text:span><text:span text:style-name="T8"> object-oriented design, the dependency inversion principle is a specific form of loosely coupling software modules. ... The principle states: High-level modules should not import anything from low-level modules. Both should depend on abstractions.</text:span></text:p>
      <text:p text:style-name="P28"><text:span text:style-name="T20"/></text:p>
      <text:p text:style-name="P16"><text:span text:style-name="T26"/></text:p>
      <text:p text:style-name="P21"><text:span text:style-name="T21"/></text:p>
      <text:p text:style-name="P10"><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ce style:name="Lohit Devanagari1" svg:font-family="'Lohit Devanagari'"/>
    <style:font-face style:name="Menlo" svg:font-family="Menlo, Monaco, 'Courier New', Courier, monospace"/>
    <style:font-face style:name="arial" svg:font-family="arial, sans-serif"/>
    <style:font-face style:name="charter" svg:font-family="charter, Georgia, Cambria, 'Times New Roman', Times, serif"/>
    <style:font-face style:name="fell" svg:font-family="fell,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13:11:34.194359763</meta:creation-date>
    <meta:generator>LibreOffice/6.4.7.2$Linux_X86_64 LibreOffice_project/40$Build-2</meta:generator>
    <dc:date>2021-10-26T13:37:29.244788831</dc:date>
    <meta:editing-duration>PT15M44S</meta:editing-duration>
    <meta:editing-cycles>3</meta:editing-cycles>
    <meta:document-statistic meta:table-count="0" meta:image-count="0" meta:object-count="0" meta:page-count="6" meta:paragraph-count="61" meta:word-count="633" meta:character-count="4201" meta:non-whitespace-character-count="3564"/>
  </office:meta>
</office:document-meta>
</file>